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fo:border="0.002cm solid #000000"/>
      <style:text-properties fo:color="#ffff99"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02cm solid #000000"/>
    </style:style>
    <style:style style:name="ce3" style:family="table-cell" style:parent-style-name="Default">
      <style:table-cell-properties fo:background-color="#ffff00" fo:border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004586" fo:border="0.002cm solid #000000"/>
      <style:text-properties fo:color="#ffff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0000ff" fo:border="0.002cm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moyenne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3" table:default-cell-style-name="ce4"/>
        <table:table-row table:style-name="ro1">
          <table:table-cell table:style-name="ce1" office:value-type="string" table:number-columns-spanned="5" table:number-rows-spanned="1">
            <text:p>Tableau : liste des colles CC</text:p>
          </table:table-cell>
          <table:covered-table-cell table:number-columns-repeated="4" table:style-name="ce2"/>
          <table:table-cell table:style-name="ce2" office:value-type="string">
            <office:annotation draw:style-name="gr1" draw:text-style-name="P1" svg:width="2.899cm" svg:height="2.571cm" svg:x="15.11cm" svg:y="0cm" draw:caption-point-x="-0.61cm" draw:caption-point-y="0.01cm">
              <dc:date>2013-01-12T00:00:00</dc:date>
              <text:p text:style-name="P1">Si on a une note dans la colonne Note (CC_note) alors, on doit voir un 1</text:p>
              <text:p text:style-name="P1"/>
            </office:annotation>
            <text:p>1 si Noté</text:p>
          </table:table-cell>
          <table:table-cell table:style-name="ce9" office:value-type="string">
            <text:p>Coef si noté</text:p>
          </table:table-cell>
          <table:table-cell table:style-name="ce9"/>
          <table:table-cell table:style-name="ce10" office:value-type="string" table:number-columns-spanned="3" table:number-rows-spanned="1">
            <text:p>1 si matière notée</text:p>
          </table:table-cell>
          <table:covered-table-cell table:number-columns-repeated="2" table:style-name="ce9"/>
        </table:table-row>
        <table:table-row table:style-name="ro2">
          <table:table-cell table:style-name="ce2" office:value-type="string">
            <text:p>N° de colle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Matière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Coef note</text:p>
          </table:table-cell>
          <table:table-cell table:style-name="ce2" office:value-type="string">
            <text:p>Note A ?</text:p>
          </table:table-cell>
          <table:table-cell table:style-name="ce2" office:value-type="string">
            <text:p>Coef A</text:p>
          </table:table-cell>
          <table:table-cell table:style-name="ce2" office:value-type="string">
            <text:p>Note* Coeff A</text:p>
          </table:table-cell>
          <table:table-cell table:style-name="ce2" office:value-type="string">
            <text:p>maths</text:p>
          </table:table-cell>
          <table:table-cell table:style-name="ce2" office:value-type="string">
            <text:p>info</text:p>
          </table:table-cell>
          <table:table-cell table:style-name="ce2" office:value-type="string">
            <text:p>eea</text:p>
          </table:table-cell>
        </table:table-row>
        <table:table-row table:style-name="ro2">
          <table:table-cell table:style-name="ce3"/>
          <table:table-cell table:style-name="ce3" office:value-type="string">
            <text:p>CC_nom</text:p>
          </table:table-cell>
          <table:table-cell table:style-name="ce3" office:value-type="string">
            <text:p>CC_mat</text:p>
          </table:table-cell>
          <table:table-cell table:style-name="ce3" office:value-type="string">
            <text:p>CC_note</text:p>
          </table:table-cell>
          <table:table-cell table:style-name="ce3" office:value-type="string">
            <text:p>CC_coef</text:p>
          </table:table-cell>
          <table:table-cell table:style-name="ce8" office:value-type="string">
            <text:p>CC_note_A</text:p>
          </table:table-cell>
          <table:table-cell table:style-name="ce3" office:value-type="string">
            <text:p>CC_coef_A</text:p>
          </table:table-cell>
          <table:table-cell table:style-name="ce3" office:value-type="string">
            <text:p>CC_S_note_coef_A</text:p>
          </table:table-cell>
          <table:table-cell table:style-name="ce3" office:value-type="string">
            <text:p>CC_maths</text:p>
          </table:table-cell>
          <table:table-cell table:style-name="ce3" office:value-type="string">
            <text:p>CC_info</text:p>
          </table:table-cell>
          <table:table-cell table:style-name="ce3" office:value-type="string">
            <text:p>CC_ee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to</text:p>
          </table:table-cell>
          <table:table-cell office:value-type="string">
            <text:p>maths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ob</text:p>
          </table:table-cell>
          <table:table-cell office:value-type="string">
            <text:p>maths</text:p>
          </table:table-cell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</text:p>
          </table:table-cell>
          <table:table-cell office:value-type="string">
            <text:p>maths</text:p>
          </table:table-cell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ob</text:p>
          </table:table-cell>
          <table:table-cell office:value-type="string">
            <text:p>info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</text:p>
          </table:table-cell>
          <table:table-cell office:value-type="string">
            <text:p>info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oto</text:p>
          </table:table-cell>
          <table:table-cell office:value-type="string">
            <text:p>info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oto</text:p>
          </table:table-cell>
          <table:table-cell office:value-type="string">
            <text:p>eea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b</text:p>
          </table:table-cell>
          <table:table-cell office:value-type="string">
            <text:p>eea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</text:p>
          </table:table-cell>
          <table:table-cell office:value-type="string">
            <text:p>eea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oto</text:p>
          </table:table-cell>
          <table:table-cell office:value-type="string">
            <text:p>maths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ob</text:p>
          </table:table-cell>
          <table:table-cell office:value-type="string">
            <text:p>math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</text:p>
          </table:table-cell>
          <table:table-cell office:value-type="string">
            <text:p>maths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oto</text:p>
          </table:table-cell>
          <table:table-cell office:value-type="string">
            <text:p>maths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ob</text:p>
          </table:table-cell>
          <table:table-cell office:value-type="string">
            <text:p>maths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o</text:p>
          </table:table-cell>
          <table:table-cell office:value-type="string">
            <text:p>maths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oto</text:p>
          </table:table-cell>
          <table:table-cell office:value-type="string">
            <text:p>eea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ob</text:p>
          </table:table-cell>
          <table:table-cell office:value-type="string">
            <text:p>eea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o</text:p>
          </table:table-cell>
          <table:table-cell office:value-type="string">
            <text:p>eea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oto</text:p>
          </table:table-cell>
          <table:table-cell office:value-type="string">
            <text:p>eea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ob</text:p>
          </table:table-cell>
          <table:table-cell office:value-type="string">
            <text:p>eea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o</text:p>
          </table:table-cell>
          <table:table-cell office:value-type="string">
            <text:p>eea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oto</text:p>
          </table:table-cell>
          <table:table-cell office:value-type="string">
            <text:p>info</text:p>
          </table:table-cell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ob</text:p>
          </table:table-cell>
          <table:table-cell office:value-type="string">
            <text:p>info</text:p>
          </table:table-cell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o</text:p>
          </table:table-cell>
          <table:table-cell office:value-type="string">
            <text:p>info</text:p>
          </table:table-cell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style-name="Default" table:number-columns-repeated="11"/>
        </table:table-row>
        <table:table-row table:style-name="ro1">
          <table:table-cell table:style-name="ce5" office:value-type="string">
            <text:p>moyenne M</text:p>
          </table:table-cell>
          <table:table-cell table:style-name="ce2" office:value-type="string">
            <text:p>nb</text:p>
          </table:table-cell>
          <table:table-cell table:style-name="ce2" office:value-type="string">
            <text:p>nb notes</text:p>
          </table:table-cell>
          <table:table-cell table:style-name="ce2" office:value-type="string">
            <text:p>complet ?</text:p>
          </table:table-cell>
          <table:table-cell table:style-name="ce2" office:value-type="string">
            <text:p>SOM (Note*CoefA)</text:p>
          </table:table-cell>
          <table:table-cell table:style-name="ce2" office:value-type="string">
            <text:p>SOM (CoefA)</text:p>
          </table:table-cell>
          <table:table-cell table:style-name="ce2" office:value-type="string">
            <text:p>Moyenne</text:p>
          </table:table-cell>
          <table:table-cell table:style-name="Default" table:number-columns-repeated="4"/>
        </table:table-row>
        <table:table-row table:style-name="ro2">
          <table:table-cell table:style-name="ce3" office:value-type="string">
            <text:p>moy_nom</text:p>
          </table:table-cell>
          <table:table-cell table:style-name="ce3" table:number-columns-repeated="3"/>
          <table:table-cell table:style-name="ce3" office:value-type="string">
            <text:p>somnotecoef</text:p>
          </table:table-cell>
          <table:table-cell table:style-name="ce3" office:value-type="string">
            <text:p>somcoef</text:p>
          </table:table-cell>
          <table:table-cell table:style-name="ce3"/>
          <table:table-cell table:style-name="Default" table:number-columns-repeated="4"/>
        </table:table-row>
        <table:table-row table:style-name="ro2">
          <table:table-cell office:value-type="string">
            <text:p>toto</text:p>
          </table:table-cell>
          <table:table-cell table:number-columns-repeated="6"/>
          <table:table-cell table:style-name="Default" table:number-columns-repeated="4"/>
        </table:table-row>
        <table:table-row table:style-name="ro2">
          <table:table-cell office:value-type="string">
            <text:p>bob</text:p>
          </table:table-cell>
          <table:table-cell table:number-columns-repeated="6"/>
          <table:table-cell table:style-name="Default" table:number-columns-repeated="4"/>
        </table:table-row>
        <table:table-row table:style-name="ro2">
          <table:table-cell office:value-type="string">
            <text:p>jo</text:p>
          </table:table-cell>
          <table:table-cell table:number-columns-repeated="6"/>
          <table:table-cell table:style-name="Default" table:number-columns-repeated="4"/>
        </table:table-row>
        <table:table-row table:style-name="ro2">
          <table:table-cell table:style-name="ce6" table:number-columns-repeated="5"/>
          <table:table-cell table:style-name="Default" table:number-columns-repeated="6"/>
        </table:table-row>
        <table:table-row table:style-name="ro1">
          <table:table-cell table:style-name="ce7" office:value-type="string">
            <text:p>nb notes N</text:p>
          </table:table-cell>
          <table:table-cell table:style-name="ce2" office:value-type="string">
            <text:p>maths</text:p>
          </table:table-cell>
          <table:table-cell table:style-name="ce2" office:value-type="string">
            <text:p>info</text:p>
          </table:table-cell>
          <table:table-cell table:style-name="ce2" office:value-type="string">
            <text:p>eea</text:p>
          </table:table-cell>
          <table:table-cell table:style-name="ce6"/>
          <table:table-cell table:style-name="Default" table:number-columns-repeated="6"/>
        </table:table-row>
        <table:table-row table:style-name="ro2">
          <table:table-cell table:style-name="ce3" office:value-type="string">
            <text:p>mat_nom</text:p>
          </table:table-cell>
          <table:table-cell table:style-name="ce3" table:number-columns-repeated="3"/>
          <table:table-cell table:style-name="ce6"/>
          <table:table-cell table:style-name="Default" table:number-columns-repeated="6"/>
        </table:table-row>
        <table:table-row table:style-name="ro2">
          <table:table-cell office:value-type="string">
            <text:p>toto</text:p>
          </table:table-cell>
          <table:table-cell table:number-columns-repeated="3"/>
          <table:table-cell table:style-name="ce6"/>
          <table:table-cell table:style-name="Default" table:number-columns-repeated="6"/>
        </table:table-row>
        <table:table-row table:style-name="ro2">
          <table:table-cell office:value-type="string">
            <text:p>bob</text:p>
          </table:table-cell>
          <table:table-cell table:number-columns-repeated="3"/>
          <table:table-cell table:style-name="ce6"/>
          <table:table-cell table:style-name="Default" table:number-columns-repeated="6"/>
        </table:table-row>
        <table:table-row table:style-name="ro2">
          <table:table-cell office:value-type="string">
            <text:p>jo</text:p>
          </table:table-cell>
          <table:table-cell table:number-columns-repeated="3"/>
          <table:table-cell table:style-name="ce6"/>
          <table:table-cell table:style-name="Default" table:number-columns-repeated="6"/>
        </table:table-row>
      </table:table>
      <table:named-expressions>
        <table:named-range table:name="CC_nom" table:base-cell-address="$moyennes.$B$26" table:cell-range-address="$moyennes.$B$4:.$B$27"/>
        <table:named-range table:name="CC_mat" table:base-cell-address="$moyennes.$C$27" table:cell-range-address="$moyennes.$C$4:.$C$27"/>
        <table:named-range table:name="CC_note" table:base-cell-address="$moyennes.$D$27" table:cell-range-address="$moyennes.$D$4:.$D$27"/>
        <table:named-range table:name="CC_coef" table:base-cell-address="$moyennes.$E$27" table:cell-range-address="$moyennes.$E$4:.$E$27"/>
        <table:named-range table:name="CC_note_A" table:base-cell-address="$moyennes.$F$27" table:cell-range-address="$moyennes.$F$4:.$F$27"/>
        <table:named-range table:name="CC_coef_A" table:base-cell-address="$moyennes.$G$27" table:cell-range-address="$moyennes.$G$4:.$G$27"/>
        <table:named-range table:name="CC_maths" table:base-cell-address="$moyennes.$I$27" table:cell-range-address="$moyennes.$I$4:.$I$27"/>
        <table:named-range table:name="CC_info" table:base-cell-address="$moyennes.$J$27" table:cell-range-address="$moyennes.$J$4:.$J$27"/>
        <table:named-range table:name="CC_eea" table:base-cell-address="$moyennes.$K$27" table:cell-range-address="$moyennes.$K$4:.$K$27"/>
        <table:named-range table:name="moy_nom" table:base-cell-address="$moyennes.$A$33" table:cell-range-address="$moyennes.$A$31:.$A$33"/>
        <table:named-range table:name="mat_nom" table:base-cell-address="$moyennes.$A$39" table:cell-range-address="$moyennes.$A$37:.$A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13/01/2013</text:date>, <text:time>16:3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13T16:38:45.18</dc:date>
    <meta:editing-duration>P1DT14H37M2S</meta:editing-duration>
    <meta:editing-cycles>6</meta:editing-cycles>
    <meta:generator>OpenOffice.org/3.3$Win32 OpenOffice.org_project/330m20$Build-9567</meta:generator>
    <meta:document-statistic meta:table-count="1" meta:cell-count="145" meta:object-count="0"/>
  </office:meta>
</office:document-meta>
</file>